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88000000DB1E741813033D85F5.png" manifest:media-type="image/png"/>
  <manifest:file-entry manifest:full-path="Pictures/100002010000068A000003E3333E6B4E4C9385FA.png" manifest:media-type="image/png"/>
  <manifest:file-entry manifest:full-path="Pictures/10000000000004B000000437C4370F74FA4F7706.jpg" manifest:media-type="image/jpeg"/>
  <manifest:file-entry manifest:full-path="Pictures/10000201000002C6000001FF7BB496E311A63E19.png" manifest:media-type="image/png"/>
  <manifest:file-entry manifest:full-path="Pictures/100000000000021A000000EBD70B3FB31370C105.jpg" manifest:media-type="image/jpeg"/>
  <manifest:file-entry manifest:full-path="Pictures/100002010000060F000004AE39E1005EF19C9F0A.png" manifest:media-type="image/png"/>
  <manifest:file-entry manifest:full-path="Pictures/10000000000006A2000006A041A2D6B455941E0C.jpg" manifest:media-type="image/jpeg"/>
  <manifest:file-entry manifest:full-path="Pictures/10000000000000A1000000458502ECEB4AF7272C.png" manifest:media-type="image/png"/>
  <manifest:file-entry manifest:full-path="Pictures/10000000000001930000014301465842ED633E67.png" manifest:media-type="image/png"/>
  <manifest:file-entry manifest:full-path="Pictures/1000000000000020000000204B249CA79A42C6D7.png" manifest:media-type="image/png"/>
  <manifest:file-entry manifest:full-path="Pictures/1000000000000193000000AA12D58A5543FB92FD.png" manifest:media-type="image/png"/>
  <manifest:file-entry manifest:full-path="Pictures/10000201000002FF0000020D850AAB78146011A5.png" manifest:media-type="image/png"/>
  <manifest:file-entry manifest:full-path="Pictures/1000000000000203000001DC0725E8D55FADD47E.jpg" manifest:media-type="image/jpe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1.57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0000ff" fo:font-weight="bold" style:font-weight-asian="bold" style:font-weight-complex="bold"/>
    </style:style>
    <style:style style:name="P3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9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3333ff" style:text-underline-style="solid" style:text-underline-width="auto" style:text-underline-color="font-color"/>
    </style:style>
    <style:style style:name="T7" style:family="text">
      <style:text-properties fo:color="#0000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7.78cm" svg:height="2.54cm" svg:x="6.858cm" svg:y="0.254cm" presentation:class="title" presentation:user-transformed="true">
          <draw:text-box>
            <text:p text:style-name="P1"><text:span text:style-name="T1">Videoblog: Píldoras de conocimiento</text:span></text:p>
          </draw:text-box>
        </draw:frame>
        <draw:frame presentation:style-name="pr2" draw:text-style-name="P3" draw:layer="layout" svg:width="19.05cm" svg:height="1.889cm" svg:x="6.604cm" svg:y="2.54cm">
          <draw:text-box>
            <text:p text:style-name="P1"><text:span text:style-name="T2">Vídeo 34</text:span><text:span text:style-name="T3">: FPGAs: Display SPI de 4 dígitos de 7 segmentos</text:span></text:p>
          </draw:text-box>
        </draw:frame>
        <draw:frame draw:style-name="gr1" draw:text-style-name="P4" draw:layer="layout" svg:width="4.259cm" svg:height="1.825cm" svg:x="2.19cm" svg:y="4.328cm">
          <draw:image xlink:href="Pictures/10000000000000A1000000458502ECEB4AF7272C.png" xlink:type="simple" xlink:show="embed" xlink:actuate="onLoad">
            <text:p/>
          </draw:image>
        </draw:frame>
        <draw:frame draw:style-name="gr1" draw:text-style-name="P4" draw:layer="layout" svg:width="5.605cm" svg:height="3.836cm" svg:x="0.254cm" svg:y="0.492cm">
          <draw:image xlink:href="Pictures/10000201000002FF0000020D850AAB78146011A5.png" xlink:type="simple" xlink:show="embed" xlink:actuate="onLoad">
            <text:p/>
          </draw:image>
        </draw:frame>
        <draw:frame draw:style-name="gr1" draw:text-style-name="P4" draw:layer="layout" svg:width="4.041cm" svg:height="1.704cm" svg:x="23.114cm" svg:y="18.97cm">
          <draw:image xlink:href="Pictures/1000000000000193000000AA12D58A5543FB92FD.png" xlink:type="simple" xlink:show="embed" xlink:actuate="onLoad">
            <text:p/>
          </draw:image>
        </draw:frame>
        <draw:line draw:style-name="gr2" draw:text-style-name="P4" draw:layer="layout" svg:x1="0cm" svg:y1="18.287cm" svg:x2="28cm" svg:y2="18.287cm">
          <text:p/>
        </draw:line>
        <draw:frame draw:style-name="gr1" draw:text-style-name="P4" draw:layer="layout" svg:width="3.476cm" svg:height="1.6cm" svg:x="15.574cm" svg:y="18.973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4" draw:layer="layout" svg:width="2.11cm" svg:height="1.95cm" svg:x="19.988cm" svg:y="18.623cm">
          <draw:image xlink:href="Pictures/1000000000000203000001DC0725E8D55FADD47E.jpg" xlink:type="simple" xlink:show="embed" xlink:actuate="onLoad">
            <text:p/>
          </draw:image>
        </draw:frame>
        <draw:frame draw:style-name="gr1" draw:text-style-name="P4" draw:layer="layout" svg:width="2.285cm" svg:height="2.282cm" svg:x="0.254cm" svg:y="18.545cm">
          <draw:image xlink:href="Pictures/10000000000006A2000006A041A2D6B455941E0C.jpg" xlink:type="simple" xlink:show="embed" xlink:actuate="onLoad">
            <text:p/>
          </draw:image>
        </draw:frame>
        <draw:frame draw:style-name="gr1" draw:text-style-name="P4" draw:layer="layout" svg:width="3.302cm" svg:height="2.551cm" svg:x="3.048cm" svg:y="18.448cm">
          <draw:image xlink:href="Pictures/100002010000060F000004AE39E1005EF19C9F0A.png" xlink:type="simple" xlink:show="embed" xlink:actuate="onLoad">
            <text:p/>
          </draw:image>
        </draw:frame>
        <draw:frame presentation:style-name="pr3" draw:text-style-name="P5" draw:layer="layout" svg:width="8.128cm" svg:height="1.575cm" svg:x="6.382cm" svg:y="18.971cm">
          <draw:text-box>
            <text:p><text:span text:style-name="T4">Madrid, 2019-Jul-22</text:span></text:p>
          </draw:text-box>
        </draw:frame>
        <draw:frame draw:style-name="gr1" draw:text-style-name="P4" draw:layer="layout" svg:width="4.453cm" svg:height="1.908cm" svg:x="1.872cm" svg:y="4.825cm">
          <draw:image xlink:href="Pictures/10000000000000A1000000458502ECEB4AF7272C.png" xlink:type="simple" xlink:show="embed" xlink:actuate="onLoad">
            <text:p/>
          </draw:image>
        </draw:frame>
        <draw:custom-shape draw:style-name="gr3" draw:text-style-name="P6" draw:layer="layout" svg:width="14.224cm" svg:height="3.302cm" svg:x="0.762cm" svg:y="14.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8.636cm" svg:height="1.016cm" svg:x="1.524cm" svg:y="14.998cm">
          <draw:text-box>
            <text:p text:style-name="P7"><text:span text:style-name="T5">Juan González Gómez</text:span></text:p>
          </draw:text-box>
        </draw:frame>
        <draw:frame draw:style-name="gr5" draw:text-style-name="P9" draw:layer="layout" svg:width="7.868cm" svg:height="0.963cm" svg:x="1.53cm" svg:y="16.575cm">
          <draw:text-box>
            <text:p><text:span text:style-name="T6"><text:a xlink:href="https://github.com/Obijuan" xlink:type="simple">https://github.com/Obijuan</text:a></text:span></text:p>
          </draw:text-box>
        </draw:frame>
        <draw:frame draw:style-name="gr6" draw:text-style-name="P10" draw:layer="layout" svg:width="6.096cm" svg:height="1.27cm" svg:x="1.53cm" svg:y="15.683cm">
          <draw:text-box>
            <text:p text:style-name="P7"><text:span text:style-name="T7">@Obijuan_cube</text:span></text:p>
          </draw:text-box>
        </draw:frame>
        <draw:frame draw:style-name="gr1" draw:text-style-name="P4" draw:layer="layout" svg:width="4.652cm" svg:height="2.032cm" svg:x="10.08cm" svg:y="15.252cm">
          <draw:image xlink:href="Pictures/100000000000021A000000EBD70B3FB31370C105.jpg" xlink:type="simple" xlink:show="embed" xlink:actuate="onLoad">
            <text:p/>
          </draw:image>
        </draw:frame>
        <draw:frame draw:style-name="gr1" draw:text-style-name="P4" draw:layer="layout" svg:width="4.453cm" svg:height="1.908cm" svg:x="1.872cm" svg:y="4.838cm">
          <draw:image xlink:href="Pictures/10000000000000A1000000458502ECEB4AF7272C.png" xlink:type="simple" xlink:show="embed" xlink:actuate="onLoad">
            <text:p/>
          </draw:image>
        </draw:frame>
        <draw:frame draw:style-name="gr1" draw:text-style-name="P4" draw:layer="layout" svg:width="5.294cm" svg:height="3.81cm" svg:x="16.042cm" svg:y="13.728cm">
          <draw:image xlink:href="Pictures/10000201000002C6000001FF7BB496E311A63E19.png" xlink:type="simple" xlink:show="embed" xlink:actuate="onLoad">
            <text:p/>
          </draw:image>
        </draw:frame>
        <draw:frame draw:style-name="gr1" draw:text-style-name="P4" draw:layer="layout" svg:width="5.632cm" svg:height="5.064cm" svg:x="22.054cm" svg:y="12.982cm">
          <draw:image xlink:href="Pictures/10000000000004B000000437C4370F74FA4F7706.jpg" xlink:type="simple" xlink:show="embed" xlink:actuate="onLoad">
            <text:p/>
          </draw:image>
        </draw:frame>
        <draw:frame draw:style-name="gr1" draw:text-style-name="P4" draw:layer="layout" svg:width="14.274cm" svg:height="8.484cm" svg:x="0.458cm" svg:y="4.736cm">
          <draw:image xlink:href="Pictures/100002010000068A000003E3333E6B4E4C9385FA.png" xlink:type="simple" xlink:show="embed" xlink:actuate="onLoad">
            <text:p/>
          </draw:image>
        </draw:frame>
        <draw:frame draw:style-name="gr7" draw:text-style-name="P11" draw:layer="layout" svg:width="6.813cm" svg:height="3.806cm" svg:x="12.446cm" svg:y="4.83cm">
          <draw:image xlink:href="Pictures/1000000000000188000000DB1E741813033D85F5.png" xlink:type="simple" xlink:show="embed" xlink:actuate="onLoad">
            <text:p/>
          </draw:image>
        </draw:frame>
        <draw:frame draw:style-name="gr7" draw:text-style-name="P11" draw:layer="layout" svg:width="7.495cm" svg:height="6.007cm" svg:x="19.683cm" svg:y="5.842cm">
          <draw:image xlink:href="Pictures/10000000000001930000014301465842ED633E67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7-22T09:14:06.151016381</dc:date>
    <meta:editing-duration>P8DT1H14M59S</meta:editing-duration>
    <meta:editing-cycles>557</meta:editing-cycles>
    <meta:generator>LibreOffice/6.0.7.3$Linux_X86_64 LibreOffice_project/00m0$Build-3</meta:generator>
    <meta:print-date>2017-10-04T10:42:29.653181544</meta:print-date>
    <meta:document-statistic meta:object-count="46"/>
  </office:meta>
</office:document-meta>
</file>